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20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Modificar dato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modificar los datos de una vivienda existente en la base de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vivienda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director debe de tener disponible la selección de Modificar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7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seleccione la opción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nombre de la vivienda que quiere modificar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deberá introducir el nombre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preguntará por el/los datos que quiere cambiar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>El director introduce los datos que quiera cambiar.</text:h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6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guarda los datos introducidos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seguir modificando o Añadir otr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8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1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2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2" meta:paragraph-count="46" meta:word-count="157" meta:character-count="968" meta:non-whitespace-character-count="855"/>
    <meta:generator>LibreOfficeDev/6.0.5.2$Linux_X86_64 LibreOffice_project/</meta:generator>
  </office:meta>
</office:document-meta>
</file>